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2d8" officeooo:paragraph-rsid="000562d8"/>
    </style:style>
    <style:style style:name="P2" style:family="paragraph" style:parent-style-name="Standard">
      <style:text-properties officeooo:rsid="00063b67" officeooo:paragraph-rsid="00063b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s</text:p>
      <text:p text:style-name="P2">Nahomi</text:p>
      <text:p text:style-name="P1">Aldair</text:p>
      <text:p text:style-name="P2">Evel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6:32:53.392342469</meta:creation-date>
    <meta:generator>LibreOffice/6.4.6.2$Linux_X86_64 LibreOffice_project/40$Build-2</meta:generator>
    <dc:date>2021-04-17T17:19:14.073682355</dc:date>
    <meta:editing-duration>PT6M29S</meta:editing-duration>
    <meta:editing-cycles>2</meta:editing-cycles>
    <meta:document-statistic meta:table-count="0" meta:image-count="0" meta:object-count="0" meta:page-count="1" meta:paragraph-count="4" meta:word-count="4" meta:character-count="25" meta:non-whitespace-character-count="25"/>
  </office:meta>
</office:document-meta>
</file>